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T19At00" svg:font-family="TT19At00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98t00" svg:font-family="TT198t00" style:font-family-generic="system" style:font-pitch="variable"/>
    <style:font-face style:name="TT19At001" svg:font-family="TT19At0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T19At00" fo:font-size="15pt" fo:language="en" fo:country="US" style:font-size-asian="15pt" style:font-name-complex="TT19At001" style:font-size-complex="15pt"/>
    </style:style>
    <style:style style:name="P3" style:family="paragraph" style:parent-style-name="Standard">
      <style:paragraph-properties fo:margin-top="0in" fo:margin-bottom="0in" fo:line-height="100%"/>
      <style:text-properties style:font-name="Arial" fo:font-size="12pt" fo:language="ru" fo:country="RU" style:font-size-asian="12pt" style:font-name-complex="TT198t00" style:font-size-complex="12pt"/>
    </style:style>
    <style:style style:name="P4" style:family="paragraph" style:parent-style-name="Standard">
      <style:paragraph-properties fo:margin-top="0in" fo:margin-bottom="0in" fo:line-height="100%"/>
      <style:text-properties style:font-name="Arial" fo:font-size="12pt" fo:language="en" fo:country="US" style:font-size-asian="12pt" style:font-name-complex="TT198t00" style:font-size-complex="12pt"/>
    </style:style>
    <style:style style:name="P5" style:family="paragraph" style:parent-style-name="Standard" style:list-style-name="L1">
      <style:paragraph-properties fo:margin-top="0in" fo:margin-bottom="0in" fo:line-height="100%"/>
      <style:text-properties style:font-name="Arial" fo:font-size="12pt" fo:language="en" fo:country="US" style:font-size-asian="12pt" style:font-name-complex="TT198t00" style:font-size-complex="12pt"/>
    </style:style>
    <style:style style:name="P6" style:family="paragraph" style:parent-style-name="Heading_20_1">
      <style:paragraph-properties fo:text-align="center" style:justify-single-word="false"/>
      <style:text-properties fo:language="ru" fo:country="RU"/>
    </style:style>
    <style:style style:name="P7" style:family="paragraph" style:parent-style-name="Heading_20_2" style:master-page-name="">
      <style:paragraph-properties fo:margin-left="0.9063in" fo:margin-right="1.0937in" fo:margin-top="0.1665in" fo:margin-bottom="0.0835in" fo:text-align="justify" style:justify-single-word="false" fo:orphans="2" fo:widows="2" fo:text-indent="0in" style:auto-text-indent="false" style:page-number="auto" fo:keep-with-next="always" style:writing-mode="lr-tb"/>
      <style:text-properties style:font-name="TT19At00" fo:font-size="15pt" style:font-size-asian="15pt" style:font-name-complex="TT19At001" style:font-size-complex="15pt"/>
    </style:style>
    <style:style style:name="P8" style:family="paragraph" style:parent-style-name="Heading_20_6">
      <style:text-properties style:font-name="Arial" fo:font-size="15pt" fo:language="ru" fo:country="RU" style:font-size-asian="15pt" style:font-name-complex="TT198t00" style:font-size-complex="15pt"/>
    </style:style>
    <style:style style:name="P9" style:family="paragraph" style:parent-style-name="Text_20_body">
      <style:text-properties style:font-name="TT19At00" fo:font-size="15pt" fo:language="ru" fo:country="RU" style:font-size-asian="15pt" style:font-name-complex="TT19At001" style:font-size-complex="15pt"/>
    </style:style>
    <style:style style:name="P10" style:family="paragraph" style:parent-style-name="Text_20_body">
      <style:text-properties style:font-name="Arial" fo:font-size="12pt" fo:language="ru" fo:country="RU" style:font-size-asian="12pt" style:font-name-complex="TT19At001" style:font-size-complex="12pt"/>
    </style:style>
    <style:style style:name="P11" style:family="paragraph" style:parent-style-name="Text_20_body">
      <style:text-properties style:font-name="Arial" fo:font-size="12pt" fo:language="ru" fo:country="RU" style:font-size-asian="12pt" style:font-name-complex="TT198t00" style:font-size-complex="12pt"/>
    </style:style>
    <style:style style:name="T1" style:family="text">
      <style:text-properties style:font-name="TT19At00" fo:font-size="15pt" style:font-size-asian="15pt" style:font-name-complex="TT19At001" style:font-size-complex="15pt"/>
    </style:style>
    <style:style style:name="T2" style:family="text">
      <style:text-properties style:font-name="TT19At00" fo:font-size="15pt" fo:language="ru" fo:country="RU" style:font-size-asian="15pt" style:font-name-complex="TT19At001" style:font-size-complex="15pt"/>
    </style:style>
    <style:style style:name="T3" style:family="text">
      <style:text-properties style:font-name="TT19At00" fo:font-size="18pt" fo:language="en" fo:country="US" style:font-size-asian="18pt" style:font-name-complex="TT19At001" style:font-size-complex="18pt"/>
    </style:style>
    <style:style style:name="T4" style:family="text">
      <style:text-properties style:font-name="TT19At00" fo:font-size="18pt" style:font-size-asian="18pt" style:font-name-complex="TT19At001" style:font-size-complex="18pt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2pt" fo:language="ru" fo:country="RU" style:font-size-asian="12pt" style:font-name-complex="TT19At001" style:font-size-complex="12pt"/>
    </style:style>
    <style:style style:name="T7" style:family="text">
      <style:text-properties style:font-name="Arial" fo:font-size="12pt" fo:language="ru" fo:country="RU" style:font-size-asian="12pt" style:font-name-complex="TT198t00" style:font-size-complex="12pt"/>
    </style:style>
    <style:style style:name="T8" style:family="text">
      <style:text-properties style:font-name="Arial" fo:font-size="12pt" fo:language="en" fo:country="US" style:font-size-asian="12pt" style:font-name-complex="TT198t00" style:font-size-complex="12pt"/>
    </style:style>
    <style:style style:name="T9" style:family="text">
      <style:text-properties style:font-name="Arial" fo:font-size="12pt" fo:language="en" fo:country="US" style:font-size-asian="12pt" style:font-name-complex="TT19At001" style:font-size-complex="12pt"/>
    </style:style>
    <style:style style:name="T10" style:family="text">
      <style:text-properties style:font-name="Arial" fo:font-size="15pt" fo:language="ru" fo:country="RU" style:font-size-asian="15pt" style:font-name-complex="TT19At001" style:font-size-complex="15pt"/>
    </style:style>
    <style:style style:name="T11" style:family="text">
      <style:text-properties style:font-name="Arial" fo:font-size="15pt" fo:language="ru" fo:country="RU" style:font-size-asian="15pt" style:font-name-complex="TT198t00" style:font-size-complex="15pt"/>
    </style:style>
    <style:style style:name="T12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2228522248936656146" text:style-name="Outline">
        <text:list-item>
          <text:h text:style-name="P6" text:outline-level="1"><text:span text:style-name="T3">Т</text:span><text:span text:style-name="T4">ехническое предложение</text:span><text:span text:style-name="T1"> </text:span></text:h>
          <text:list>
            <text:list-item>
              <text:h text:style-name="P7" text:outline-level="2">по разработке измерительного стенда на основе вольтметра В7-78 с возможностью автоматического измерения параметров в нескольких контрольных точках.</text:h>
            </text:list-item>
          </text:list>
        </text:list-item>
      </text:list>
      <text:p text:style-name="P9"/>
      <text:list xml:id="list33754704" text:continue-numbering="true" text:style-name="Outline">
        <text:list-item>
          <text:list>
            <text:list-item>
              <text:h text:style-name="Heading_20_2" text:outline-level="2"><text:span text:style-name="T2"><text:tab/><text:tab/><text:tab/></text:span><text:span text:style-name="T10">1.Состав изделия</text:span></text:h>
            </text:list-item>
          </text:list>
        </text:list-item>
      </text:list>
      <text:p text:style-name="P9"/>
      <text:p text:style-name="Text_20_body"><text:span text:style-name="T2"><text:tab/></text:span><text:span text:style-name="T6">Изделие состоит из следующих компонентов :</text:span></text:p>
      <text:p text:style-name="P10"><text:tab/>1.Плата коммутации, предназначенная для переключения измерительных контактов вольтметра на различные контрольные точки.</text:p>
      <text:p text:style-name="Text_20_body"><text:span text:style-name="T6"><text:tab/>Переключение осуществляется при помощи механических реле, управляемых микроконтроллером АТМЕГА 328. Управление микроконтроллером осуществляется по программе, предусматривающей передачу управляющих команд от компьютера </text:span><text:span text:style-name="T9">PC1 </text:span><text:span text:style-name="T6">на вольтметр </text:span><text:span text:style-name="T9">MES1 </text:span><text:span text:style-name="T6">через </text:span><text:span text:style-name="T9">USB port </text:span><text:span text:style-name="T6">по интерфейсу </text:span><text:span text:style-name="T9">USART (RS232), </text:span><text:span text:style-name="T6">а также использующий внешние входы синхронизации вольтметра </text:span><text:span text:style-name="T9">MES1.</text:span></text:p>
      <text:p text:style-name="Text_20_body"><text:span text:style-name="T9"><text:tab/></text:span><text:span text:style-name="T6">2.Компьютер </text:span><text:span text:style-name="T9">PC1, </text:span><text:span text:style-name="T6">управляющий процессом измерения при помощи команд </text:span><text:span text:style-name="T9">SCPI, </text:span><text:span text:style-name="T6">согласно программе написанной на языке С++, а также сохраняющий результаты измерений в виде файла (таблицы) на жестком диске. </text:span></text:p>
      <text:p text:style-name="P10"/>
      <text:p text:style-name="Text_20_body"><text:span text:style-name="T6"><text:tab/>3.Вольтметр В7-78, подключенный к плате коммутации измерительными выводами <text:s/>и компьютеру через </text:span><text:span text:style-name="T9">USB </text:span><text:span text:style-name="T6">порт.</text:span></text:p>
      <text:p text:style-name="P10"/>
      <text:list xml:id="list33776951" text:continue-numbering="true" text:style-name="Outline">
        <text:list-item>
          <text:list>
            <text:list-item>
              <text:h text:style-name="Heading_20_2" text:outline-level="2"><text:span text:style-name="T6"><text:tab/><text:tab/><text:tab/></text:span><text:span text:style-name="T10">2.Принцип работы изделия. </text:span></text:h>
            </text:list-item>
          </text:list>
        </text:list-item>
      </text:list>
      <text:p text:style-name="Standard"><text:span text:style-name="T8"><text:tab/></text:span><text:span text:style-name="T7">К выводам каналов коммутационной платы подключаются контрольные точки, в которых необходимо замерить напряжение. Количество контрольных точек неограничено, и хотя в данном проекте предусмотрено 6 каналов, их число может быть увеличено до более чем 32000 (при </text:span><text:span text:style-name="T5">применении данного контроллера).</text:span></text:p>
      <text:p text:style-name="P3"/>
      <text:p text:style-name="P1"><text:span text:style-name="T7"><text:tab/>После включения питания стенда, запускается программа на компьютере, которая последовательно переключает измерительные выводы к очередному каналу и передает в вольтметр через </text:span><text:span text:style-name="T8">USB port</text:span><text:span text:style-name="T7"> набор команд </text:span><text:span text:style-name="T8">SCPI, </text:span><text:span text:style-name="T7">которые </text:span><text:soft-page-break/><text:span text:style-name="T7">управляют непосредственно процессом измерения параметров для данной контрольной точки и сохраняют результаты в файл на жестом диске компьютера.</text:span></text:p>
      <text:p text:style-name="P3"/>
      <text:p text:style-name="P3"/>
      <text:p text:style-name="P3"/>
      <text:p text:style-name="P3"/>
      <text:p text:style-name="P3"/>
      <text:list xml:id="list337705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8" text:outline-level="6"><text:s text:c="10"/><text:tab/><text:tab/>3.Предлагаемый порядок работы.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1"><text:tab/></text:span><text:span text:style-name="T7">После уточнения ТЗ разрабатывается принципиальная схема*, разводка печатной платы <text:s/>и изготавливается макет платы. </text:span></text:p>
      <text:p text:style-name="Text_20_body"><text:span text:style-name="T7"/></text:p>
      <text:p text:style-name="P11"/>
      <text:p text:style-name="P11">Во время изготовления макета платы проводятся работы по программному обеспечению.</text:p>
      <text:p text:style-name="P3"/>
      <text:p text:style-name="P3"><text:tab/><text:tab/>С.Михайло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*На схеме соединение <text:span text:style-name="T12">MCU </text:span>с каналами управления показаны условно (т.е.пунктиром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ontacts: </text:p>
      <text:p text:style-name="P3"/>
      <text:p text:style-name="P1"><text:span text:style-name="T7">т. 89011892586 <text:s/></text:span><text:span text:style-name="T8">(whatsupp) </text:span><text:span text:style-name="T7"><text:s/></text:span></text:p>
      <text:list xml:id="list489346677756137317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 text:c="2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T19At00" svg:font-family="TT19At00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T198t00" svg:font-family="TT198t00" style:font-family-generic="system" style:font-pitch="variable"/>
    <style:font-face style:name="TT19At001" svg:font-family="TT19At0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Верижников</meta:initial-creator>
    <meta:editing-cycles>4</meta:editing-cycles>
    <meta:creation-date>2014-09-30T06:08:00</meta:creation-date>
    <dc:date>2021-07-08T13:54:12.38</dc:date>
    <meta:editing-duration>PT55M14S</meta:editing-duration>
    <meta:generator>OpenOffice/4.1.7$Win32 OpenOffice.org_project/417m1$Build-9800</meta:generator>
    <meta:document-statistic meta:table-count="0" meta:image-count="0" meta:object-count="0" meta:page-count="3" meta:paragraph-count="19" meta:word-count="246" meta:character-count="20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